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text-properties style:font-name="sans-serif" fo:font-size="17.25pt" officeooo:paragraph-rsid="000f159b"/>
    </style:style>
    <style:style style:name="P3" style:family="paragraph" style:parent-style-name="Standard">
      <style:text-properties style:font-name="sans-serif" fo:font-size="12pt" officeooo:rsid="00103a85" officeooo:paragraph-rsid="00103a85" style:font-size-asian="12pt" style:font-size-complex="12pt"/>
    </style:style>
    <style:style style:name="P4" style:family="paragraph" style:parent-style-name="Standard">
      <style:text-properties style:font-name="sans-serif" fo:font-size="12pt" officeooo:paragraph-rsid="00103a85"/>
    </style:style>
    <style:style style:name="P5" style:family="paragraph" style:parent-style-name="Standard">
      <style:text-properties style:font-name="sans-serif" fo:font-size="12pt" officeooo:rsid="000f159b" officeooo:paragraph-rsid="000f159b"/>
    </style:style>
    <style:style style:name="P6" style:family="paragraph" style:parent-style-name="Standard">
      <style:text-properties style:font-name="sans-serif" fo:font-size="11pt" officeooo:rsid="001141d2" officeooo:paragraph-rsid="001141d2" style:font-size-asian="11pt" style:font-size-complex="11pt"/>
    </style:style>
    <style:style style:name="P7" style:family="paragraph" style:parent-style-name="Standard">
      <style:text-properties officeooo:paragraph-rsid="000d156c"/>
    </style:style>
    <style:style style:name="P8" style:family="paragraph" style:parent-style-name="Standard">
      <style:text-properties fo:font-size="11pt" officeooo:rsid="000db1ab" style:font-size-asian="11pt" style:font-size-complex="11pt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0d156c" officeooo:paragraph-rsid="000db1ab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1pt" officeooo:rsid="000d156c" officeooo:paragraph-rsid="000db1ab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156c" officeooo:paragraph-rsid="000db1ab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b1ab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141d2" officeooo:paragraph-rsid="001141d2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0db1ab" officeooo:paragraph-rsid="000db1ab" style:font-size-asian="16pt" style:font-size-complex="16pt"/>
    </style:style>
    <style:style style:name="T1" style:family="text">
      <style:text-properties officeooo:rsid="000d156c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7.25pt" officeooo:rsid="000d156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b1ab"/>
    </style:style>
    <style:style style:name="T6" style:family="text">
      <style:text-properties officeooo:rsid="000ee2b0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officeooo:rsid="000f159b" style:font-size-asian="15pt" style:font-size-complex="15pt"/>
    </style:style>
    <style:style style:name="T9" style:family="text">
      <style:text-properties officeooo:rsid="00103a85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0103a85" style:font-size-asian="12pt" style:font-size-complex="12pt"/>
    </style:style>
    <style:style style:name="T12" style:family="text">
      <style:text-properties officeooo:rsid="001141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7"><text:span text:style-name="T3">1.</text:span><text:span text:style-name="T2">Why is software development life cycle important?</text:span></text:p>
      <text:p text:style-name="P7"><text:span text:style-name="T1"><text:s/>The systems development life cycle (SDLC) is aterm used in systems engineering, information systemsand software engineering to describe a process for planning, creating, testing, and deploying an information system.</text:span></text:p>
      <text:p text:style-name="P7"><text:span text:style-name="T1">The importance sdlc is <text:s/>that <text:s/></text:span><text:span text:style-name="Strong_20_Emphasis"><text:span text:style-name="T4">ensures an application meets the needs of its users</text:span></text:span><text:span text:style-name="Strong_20_Emphasis">.</text:span> Success of the software depends <text:span text:style-name="T6">following the below phases</text:span></text:p>
      <text:p text:style-name="P11">1.Preliminary Investigation </text:p>
      <text:p text:style-name="P11">2.System Implementation </text:p>
      <text:p text:style-name="P11">3.System Analysis </text:p>
      <text:p text:style-name="P11">4.System Developmen<text:span text:style-name="T5">t</text:span></text:p>
      <text:p text:style-name="P11">5.System <text:span text:style-name="T5">design</text:span></text:p>
      <text:p text:style-name="P12"><text:span text:style-name="T5">6.system operations and maintenance</text:span></text:p>
      <text:p text:style-name="P1"><text:s/></text:p>
      <text:p text:style-name="P2"><text:span text:style-name="T8">2.</text:span><text:span text:style-name="T7">Come up with Entry and Exit criteria for each phases of project management life cycle?</text:span></text:p>
      <text:p text:style-name="P3">Initiation phase</text:p>
      <text:p text:style-name="P3"><text:s/>Entry-Develop buisness case</text:p>
      <text:p text:style-name="P3">exit-set a project office</text:p>
      <text:p text:style-name="P3">planing phase</text:p>
      <text:p text:style-name="P3"><text:s/>entry-create project plan</text:p>
      <text:p text:style-name="P3">exit-perform phase review</text:p>
      <text:p text:style-name="P3">execution phase</text:p>
      <text:p text:style-name="P3">perform project mangement</text:p>
      <text:p text:style-name="P3">perform phase review</text:p>
      <text:p text:style-name="P3">monitor control phase</text:p>
      <text:p text:style-name="P3">exit-release mangement resource</text:p>
      <text:p text:style-name="P3">closure phase</text:p>
      <text:p text:style-name="P3">entry-project closure report</text:p>
      <text:p text:style-name="P4"><text:span text:style-name="T11">exit-document the learning</text:span></text:p>
      <text:p text:style-name="P1"/>
      <text:p text:style-name="P1"><text:span text:style-name="T9">3.</text:span>What are the roles of a Business Analyst? Why is Business Analysis crucial for a project success.</text:p>
      <text:p text:style-name="P5"><text:span text:style-name="T10"><text:s/></text:span></text:p>
      <text:p text:style-name="P6">Business analysis is the set of tasks and techniques usedto work as a liaison among stakeholders in orderto</text:p>
      <text:p text:style-name="P6">understand the structure, policies, and operations oan</text:p>
      <text:p text:style-name="P6">organization, and to recommend solutions that enable the organization to achieve its goals.</text:p>
      <text:p text:style-name="P6">Crucial roles</text:p>
      <text:p text:style-name="P6">A Condition or capability needed by a stakeholder to</text:p>
      <text:p text:style-name="P6">solve a problem </text:p>
      <text:p text:style-name="P6">A documented representation of a condition orcapability</text:p>
      <text:p text:style-name="P8"/>
      <text:p text:style-name="P14"><text:span text:style-name="T12">4.D</text:span>efine the roles and responsibilities of a Project Mana<text:span text:style-name="T12">ger</text:span></text:p>
      <text:p text:style-name="P13">A Good Project Manager</text:p>
      <text:p text:style-name="P13">• Takes ownership of the whole project</text:p>
      <text:p text:style-name="P13">• Is proactive not reactive</text:p>
      <text:p text:style-name="P13">• Adequately plans the project</text:p>
      <text:p text:style-name="P13"><text:soft-page-break/>• Is Authoritative (NOT Authoritarian)</text:p>
      <text:p text:style-name="P13">• Is Decisive</text:p>
      <text:p text:style-name="P13">• Is a Good Communicator</text:p>
      <text:p text:style-name="P13">• Manages by data and facts not uniformed optimism</text:p>
      <text:p text:style-name="P13">• Leads by example</text:p>
      <text:p text:style-name="P13">• Has sound Judgement</text:p>
      <text:p text:style-name="P13">• Is a Motivator</text:p>
      <text:p text:style-name="P13">• Is Diplomatic</text:p>
      <text:p text:style-name="P13">• Can Delegate</text:p>
      <text:p text:style-name="P10"/>
      <text:p text:style-name="P10"/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8:46.283827183</meta:creation-date>
    <dc:date>2016-08-16T20:34:53.781093058</dc:date>
    <meta:editing-duration>PT15M2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8" meta:word-count="273" meta:character-count="1823" meta:non-whitespace-character-count="1585"/>
  </office:meta>
</office:document-meta>
</file>